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10pt" officeooo:rsid="000fd512" officeooo:paragraph-rsid="000fd512" style:font-size-asian="8.75pt" style:font-size-complex="10pt"/>
    </style:style>
    <style:style style:name="P2" style:family="paragraph" style:parent-style-name="Standard">
      <style:text-properties style:font-name="Courier 10 Pitch" fo:font-size="10pt" officeooo:rsid="000fd512" officeooo:paragraph-rsid="00139220" style:font-size-asian="8.75pt" style:font-size-complex="10pt"/>
    </style:style>
    <style:style style:name="P3" style:family="paragraph" style:parent-style-name="Standard">
      <style:text-properties style:font-name="Courier 10 Pitch" fo:font-size="10pt" officeooo:rsid="00107b1a" officeooo:paragraph-rsid="00107b1a" style:font-size-asian="8.75pt" style:font-size-complex="10pt"/>
    </style:style>
    <style:style style:name="P4" style:family="paragraph" style:parent-style-name="Standard">
      <style:text-properties style:font-name="Courier 10 Pitch" fo:font-size="10pt" officeooo:rsid="00107d3f" officeooo:paragraph-rsid="00107d3f" style:font-size-asian="8.75pt" style:font-size-complex="10pt"/>
    </style:style>
    <style:style style:name="P5" style:family="paragraph" style:parent-style-name="Standard">
      <style:text-properties style:font-name="Courier 10 Pitch" fo:font-size="10pt" officeooo:rsid="0011b957" officeooo:paragraph-rsid="0011b957" style:font-size-asian="8.75pt" style:font-size-complex="10pt"/>
    </style:style>
    <style:style style:name="P6" style:family="paragraph" style:parent-style-name="Standard">
      <style:text-properties style:font-name="Courier 10 Pitch" fo:font-size="10pt" officeooo:rsid="00139220" officeooo:paragraph-rsid="00139220" style:font-size-asian="8.75pt" style:font-size-complex="10pt"/>
    </style:style>
    <style:style style:name="P7" style:family="paragraph" style:parent-style-name="Standard">
      <style:text-properties style:font-name="Courier 10 Pitch" fo:font-size="10pt" officeooo:rsid="001e769c" officeooo:paragraph-rsid="001e769c" style:font-size-asian="8.75pt" style:font-size-complex="10pt"/>
    </style:style>
    <style:style style:name="P8" style:family="paragraph" style:parent-style-name="Standard">
      <style:text-properties style:font-name="Courier 10 Pitch" fo:font-size="10pt" officeooo:rsid="0020575f" officeooo:paragraph-rsid="0020575f" style:font-size-asian="8.75pt" style:font-size-complex="10pt"/>
    </style:style>
    <style:style style:name="P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999999" style:font-name="Courier 10 Pitch" fo:font-size="10pt" officeooo:rsid="00202a58" officeooo:paragraph-rsid="00202a58" fo:background-color="transparent" style:font-size-asian="8.75pt" style:font-size-complex="10pt"/>
    </style:style>
    <style:style style:name="P10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999999" style:font-name="Courier 10 Pitch" fo:font-size="10pt" officeooo:rsid="001369f9" officeooo:paragraph-rsid="00202a58" fo:background-color="transparent" style:font-size-asian="8.75pt" style:font-size-complex="10pt"/>
    </style:style>
    <style:style style:name="P1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999999" style:font-name="Courier 10 Pitch" fo:font-size="10pt" officeooo:rsid="00139220" officeooo:paragraph-rsid="00202a58" fo:background-color="transparent" style:font-size-asian="8.75pt" style:font-size-complex="10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999999" style:font-name="Courier 10 Pitch" fo:font-size="10pt" officeooo:rsid="00139220" officeooo:paragraph-rsid="002a8e4e" fo:background-color="transparent" style:font-size-asian="8.75pt" style:font-size-complex="10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urier 10 Pitch" fo:font-size="10pt" officeooo:rsid="00231767" officeooo:paragraph-rsid="00231767" fo:background-color="transparent" style:font-size-asian="8.75pt" style:font-size-complex="10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urier 10 Pitch" fo:font-size="10pt" officeooo:rsid="00231767" officeooo:paragraph-rsid="00254ee4" fo:background-color="transparent" style:font-size-asian="8.75pt" style:font-size-complex="10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urier 10 Pitch" fo:font-size="10pt" officeooo:rsid="00231767" officeooo:paragraph-rsid="002a8e4e" fo:background-color="transparent" style:font-size-asian="8.75pt" style:font-size-complex="10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urier 10 Pitch" fo:font-size="10pt" officeooo:rsid="00237598" officeooo:paragraph-rsid="00237598" fo:background-color="transparent" style:font-size-asian="8.75pt" style:font-size-complex="10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urier 10 Pitch" fo:font-size="10pt" officeooo:rsid="00254ee4" officeooo:paragraph-rsid="00254ee4" fo:background-color="transparent" style:font-size-asian="8.75pt" style:font-size-complex="10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urier 10 Pitch" fo:font-size="10pt" officeooo:rsid="00268fcd" officeooo:paragraph-rsid="00268fcd" fo:background-color="transparent" style:font-size-asian="8.75pt" style:font-size-complex="10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urier 10 Pitch" fo:font-size="10pt" officeooo:rsid="0028c637" officeooo:paragraph-rsid="0028c637" fo:background-color="transparent" style:font-size-asian="8.75pt" style:font-size-complex="10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urier 10 Pitch" fo:font-size="10pt" officeooo:rsid="002a8e4e" officeooo:paragraph-rsid="002a8e4e" fo:background-color="transparent" style:font-size-asian="8.75pt" style:font-size-complex="10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urier 10 Pitch" fo:font-size="10pt" officeooo:rsid="002e400a" officeooo:paragraph-rsid="002e400a" fo:background-color="transparent" style:font-size-asian="8.75pt" style:font-size-complex="10pt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10 Pitch" fo:font-size="10pt" officeooo:rsid="001369f9" officeooo:paragraph-rsid="00202a58" style:font-size-asian="8.75pt" style:font-size-complex="10pt"/>
    </style:style>
    <style:style style:name="P23" style:family="paragraph" style:parent-style-name="Standard">
      <style:paragraph-properties fo:margin-left="0cm" fo:margin-right="0cm" fo:text-indent="0cm" style:auto-text-indent="false"/>
      <style:text-properties style:font-name="Courier 10 Pitch" fo:font-size="10pt" officeooo:rsid="0030e6fd" officeooo:paragraph-rsid="0030e6fd" style:font-size-asian="8.75pt" style:font-size-complex="10pt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10 Pitch" fo:font-size="10pt" officeooo:rsid="0030e6fd" officeooo:paragraph-rsid="0030e6fd" style:font-size-asian="8.75pt" style:font-size-complex="10pt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10 Pitch" fo:font-size="10pt" officeooo:rsid="0030e6fd" officeooo:paragraph-rsid="00323169" style:font-size-asian="8.75pt" style:font-size-complex="10pt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10 Pitch" fo:font-size="10pt" officeooo:rsid="00139220" officeooo:paragraph-rsid="00139220" style:font-size-asian="8.75pt" style:font-size-complex="10pt"/>
    </style:style>
    <style:style style:name="P27" style:family="paragraph" style:parent-style-name="Standard">
      <style:paragraph-properties fo:margin-left="0cm" fo:margin-right="0cm" fo:text-indent="0cm" style:auto-text-indent="false"/>
      <style:text-properties style:font-name="Courier 10 Pitch" fo:font-size="10pt" officeooo:rsid="00323169" officeooo:paragraph-rsid="00323169" style:font-size-asian="8.75pt" style:font-size-complex="10pt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10 Pitch" fo:font-size="10pt" officeooo:rsid="00323169" officeooo:paragraph-rsid="00323169" style:font-size-asian="8.75pt" style:font-size-complex="10pt"/>
    </style:style>
    <style:style style:name="P29" style:family="paragraph" style:parent-style-name="Standard">
      <style:paragraph-properties fo:margin-left="0cm" fo:margin-right="0cm" fo:text-indent="0cm" style:auto-text-indent="false"/>
      <style:text-properties style:font-name="Courier 10 Pitch" fo:font-size="10pt" officeooo:rsid="00323169" officeooo:paragraph-rsid="00342468" style:font-size-asian="8.75pt" style:font-size-complex="10pt"/>
    </style:style>
    <style:style style:name="P30" style:family="paragraph" style:parent-style-name="Standard">
      <style:paragraph-properties fo:margin-left="0cm" fo:margin-right="0cm" fo:text-indent="0cm" style:auto-text-indent="false"/>
      <style:text-properties style:font-name="Courier 10 Pitch" fo:font-size="10pt" officeooo:rsid="00338589" officeooo:paragraph-rsid="00338589" style:font-size-asian="8.75pt" style:font-size-complex="10pt"/>
    </style:style>
    <style:style style:name="P31" style:family="paragraph" style:parent-style-name="Standard">
      <style:paragraph-properties fo:margin-left="0cm" fo:margin-right="0cm" fo:text-indent="0cm" style:auto-text-indent="false"/>
      <style:text-properties style:font-name="Courier 10 Pitch" fo:font-size="10pt" officeooo:rsid="00342468" officeooo:paragraph-rsid="00342468" style:font-size-asian="8.75pt" style:font-size-complex="10pt"/>
    </style:style>
    <style:style style:name="P32" style:family="paragraph" style:parent-style-name="Standard">
      <style:paragraph-properties fo:margin-left="0cm" fo:margin-right="0cm" fo:text-indent="0cm" style:auto-text-indent="false"/>
      <style:text-properties style:font-name="Courier 10 Pitch" fo:font-size="10pt" officeooo:rsid="00344599" officeooo:paragraph-rsid="00344599" style:font-size-asian="8.75pt" style:font-size-complex="10pt"/>
    </style:style>
    <style:style style:name="P33" style:family="paragraph" style:parent-style-name="Standard">
      <style:paragraph-properties fo:margin-left="0cm" fo:margin-right="0cm" fo:text-indent="0cm" style:auto-text-indent="false"/>
      <style:text-properties style:font-name="Courier 10 Pitch" fo:font-size="10pt" officeooo:rsid="003468fd" officeooo:paragraph-rsid="00360f09" style:font-size-asian="8.75pt" style:font-size-complex="10pt"/>
    </style:style>
    <style:style style:name="P34" style:family="paragraph" style:parent-style-name="Standard">
      <style:paragraph-properties fo:margin-left="0cm" fo:margin-right="0cm" fo:text-indent="0cm" style:auto-text-indent="false"/>
      <style:text-properties style:font-name="Courier 10 Pitch" fo:font-size="10pt" officeooo:rsid="003468fd" officeooo:paragraph-rsid="003748b2" style:font-size-asian="8.75pt" style:font-size-complex="10pt"/>
    </style:style>
    <style:style style:name="P35" style:family="paragraph" style:parent-style-name="Standard">
      <style:paragraph-properties fo:margin-left="0cm" fo:margin-right="0cm" fo:text-indent="0cm" style:auto-text-indent="false"/>
      <style:text-properties style:font-name="Courier 10 Pitch" fo:font-size="10pt" officeooo:rsid="003468fd" officeooo:paragraph-rsid="003a0e86" style:font-size-asian="8.75pt" style:font-size-complex="10pt"/>
    </style:style>
    <style:style style:name="P36" style:family="paragraph" style:parent-style-name="Standard">
      <style:paragraph-properties fo:margin-left="0cm" fo:margin-right="0cm" fo:text-indent="0cm" style:auto-text-indent="false"/>
      <style:text-properties style:font-name="Courier 10 Pitch" fo:font-size="10pt" officeooo:rsid="00360f09" officeooo:paragraph-rsid="00360f09" style:font-size-asian="8.75pt" style:font-size-complex="10pt"/>
    </style:style>
    <style:style style:name="P37" style:family="paragraph" style:parent-style-name="Standard">
      <style:paragraph-properties fo:margin-left="0cm" fo:margin-right="0cm" fo:text-indent="0cm" style:auto-text-indent="false"/>
      <style:text-properties style:font-name="Courier 10 Pitch" fo:font-size="10pt" officeooo:rsid="00360f09" officeooo:paragraph-rsid="0038871f" style:font-size-asian="8.75pt" style:font-size-complex="10pt"/>
    </style:style>
    <style:style style:name="P38" style:family="paragraph" style:parent-style-name="Standard">
      <style:paragraph-properties fo:margin-left="0cm" fo:margin-right="0cm" fo:text-indent="0cm" style:auto-text-indent="false"/>
      <style:text-properties style:font-name="Courier 10 Pitch" fo:font-size="10pt" officeooo:rsid="003748b2" officeooo:paragraph-rsid="003748b2" style:font-size-asian="8.75pt" style:font-size-complex="10pt"/>
    </style:style>
    <style:style style:name="P39" style:family="paragraph" style:parent-style-name="Standard">
      <style:paragraph-properties fo:margin-left="0cm" fo:margin-right="0cm" fo:text-indent="0cm" style:auto-text-indent="false"/>
      <style:text-properties style:font-name="Courier 10 Pitch" fo:font-size="10pt" officeooo:rsid="003748b2" officeooo:paragraph-rsid="0038871f" style:font-size-asian="8.75pt" style:font-size-complex="10pt"/>
    </style:style>
    <style:style style:name="P40" style:family="paragraph" style:parent-style-name="Standard">
      <style:paragraph-properties fo:margin-left="0cm" fo:margin-right="0cm" fo:text-indent="0cm" style:auto-text-indent="false"/>
      <style:text-properties style:font-name="Courier 10 Pitch" fo:font-size="10pt" officeooo:rsid="003748b2" officeooo:paragraph-rsid="003a0e86" style:font-size-asian="8.75pt" style:font-size-complex="10pt"/>
    </style:style>
    <style:style style:name="P41" style:family="paragraph" style:parent-style-name="Standard">
      <style:paragraph-properties fo:margin-left="0cm" fo:margin-right="0cm" fo:text-indent="0cm" style:auto-text-indent="false"/>
      <style:text-properties style:font-name="Courier 10 Pitch" fo:font-size="10pt" officeooo:rsid="003784f8" officeooo:paragraph-rsid="003784f8" style:font-size-asian="8.75pt" style:font-size-complex="10pt"/>
    </style:style>
    <style:style style:name="P42" style:family="paragraph" style:parent-style-name="Standard">
      <style:paragraph-properties fo:margin-left="0cm" fo:margin-right="0cm" fo:text-indent="0cm" style:auto-text-indent="false"/>
      <style:text-properties style:font-name="Courier 10 Pitch" fo:font-size="10pt" officeooo:rsid="003784f8" officeooo:paragraph-rsid="0038871f" style:font-size-asian="8.75pt" style:font-size-complex="10pt"/>
    </style:style>
    <style:style style:name="P43" style:family="paragraph" style:parent-style-name="Standard">
      <style:paragraph-properties fo:margin-left="0cm" fo:margin-right="0cm" fo:text-indent="0cm" style:auto-text-indent="false"/>
      <style:text-properties style:font-name="Courier 10 Pitch" fo:font-size="10pt" officeooo:rsid="003784f8" officeooo:paragraph-rsid="003a0e86" style:font-size-asian="8.75pt" style:font-size-complex="10pt"/>
    </style:style>
    <style:style style:name="P44" style:family="paragraph" style:parent-style-name="Standard">
      <style:paragraph-properties fo:margin-left="0cm" fo:margin-right="0cm" fo:text-indent="0cm" style:auto-text-indent="false"/>
      <style:text-properties style:font-name="Courier 10 Pitch" fo:font-size="10pt" officeooo:rsid="0038871f" officeooo:paragraph-rsid="0038871f" style:font-size-asian="8.75pt" style:font-size-complex="10pt"/>
    </style:style>
    <style:style style:name="P45" style:family="paragraph" style:parent-style-name="Standard">
      <style:paragraph-properties fo:margin-left="0cm" fo:margin-right="0cm" fo:text-indent="0cm" style:auto-text-indent="false"/>
      <style:text-properties style:font-name="Courier 10 Pitch" fo:font-size="10pt" officeooo:rsid="003a0e86" officeooo:paragraph-rsid="003a0e86" style:font-size-asian="8.75pt" style:font-size-complex="10pt"/>
    </style:style>
    <style:style style:name="P46" style:family="paragraph" style:parent-style-name="Standard">
      <style:paragraph-properties fo:margin-left="0cm" fo:margin-right="0cm" fo:text-indent="0cm" style:auto-text-indent="false"/>
      <style:text-properties style:font-name="Courier 10 Pitch" fo:font-size="10pt" officeooo:rsid="003ccb0d" officeooo:paragraph-rsid="003ccb0d" style:font-size-asian="8.75pt" style:font-size-complex="10pt"/>
    </style:style>
    <style:style style:name="P47" style:family="paragraph" style:parent-style-name="Standard">
      <style:paragraph-properties fo:margin-left="0cm" fo:margin-right="0cm" fo:text-indent="0cm" style:auto-text-indent="false"/>
      <style:text-properties style:font-name="Courier 10 Pitch" fo:font-size="10pt" officeooo:rsid="0040a8ca" officeooo:paragraph-rsid="0040a8ca" style:font-size-asian="8.75pt" style:font-size-complex="10pt"/>
    </style:style>
    <style:style style:name="P48" style:family="paragraph" style:parent-style-name="Standard">
      <style:paragraph-properties fo:margin-left="0cm" fo:margin-right="0cm" fo:text-indent="0cm" style:auto-text-indent="false"/>
      <style:text-properties style:font-name="Courier 10 Pitch" fo:font-size="10pt" officeooo:rsid="00421ed3" officeooo:paragraph-rsid="00421ed3" style:font-size-asian="8.75pt" style:font-size-complex="10pt"/>
    </style:style>
    <style:style style:name="P49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fo:color="#000000" style:font-name="Courier 10 Pitch" fo:font-size="10pt" officeooo:rsid="00231767" officeooo:paragraph-rsid="00231767" fo:background-color="transparent" style:font-size-asian="8.75pt" style:font-size-complex="10pt"/>
    </style:style>
    <style:style style:name="P50" style:family="paragraph" style:parent-style-name="Standard">
      <style:paragraph-properties fo:margin-left="0cm" fo:margin-right="0cm" fo:text-indent="0cm" style:auto-text-indent="false" fo:break-before="page"/>
      <style:text-properties style:font-name="Courier 10 Pitch" fo:font-size="10pt" officeooo:rsid="003748b2" officeooo:paragraph-rsid="003748b2" style:font-size-asian="8.75pt" style:font-size-complex="10pt"/>
    </style:style>
    <style:style style:name="P51" style:family="paragraph" style:parent-style-name="Standard">
      <style:paragraph-properties fo:margin-left="0cm" fo:margin-right="0cm" fo:text-indent="0cm" style:auto-text-indent="false" fo:break-before="page"/>
      <style:text-properties style:font-name="Courier 10 Pitch" fo:font-size="10pt" officeooo:rsid="0040a8ca" officeooo:paragraph-rsid="0040a8ca" style:font-size-asian="8.75pt" style:font-size-complex="10pt"/>
    </style:style>
    <style:style style:name="P52" style:family="paragraph" style:parent-style-name="Standard">
      <style:paragraph-properties fo:margin-left="0cm" fo:margin-right="0cm" fo:text-align="start" style:justify-single-word="false" fo:text-indent="0cm" style:auto-text-indent="false" fo:background-color="#ffff66">
        <style:background-image/>
      </style:paragraph-properties>
      <style:text-properties fo:color="#000000" style:font-name="Courier 10 Pitch" fo:font-size="10pt" officeooo:rsid="00231767" officeooo:paragraph-rsid="00231767" fo:background-color="transparent" style:font-size-asian="8.75pt" style:font-size-complex="10pt"/>
    </style:style>
    <style:style style:name="P53" style:family="paragraph" style:parent-style-name="Standard">
      <style:paragraph-properties fo:margin-left="0cm" fo:margin-right="0cm" fo:text-align="start" style:justify-single-word="false" fo:text-indent="0cm" style:auto-text-indent="false" fo:background-color="#ffff66">
        <style:background-image/>
      </style:paragraph-properties>
      <style:text-properties fo:color="#000000" style:font-name="Courier 10 Pitch" fo:font-size="10pt" officeooo:rsid="00254ee4" officeooo:paragraph-rsid="00254ee4" fo:background-color="transparent" style:font-size-asian="8.75pt" style:font-size-complex="10pt"/>
    </style:style>
    <style:style style:name="P54" style:family="paragraph" style:parent-style-name="Standard">
      <style:paragraph-properties fo:margin-left="0cm" fo:margin-right="0cm" fo:text-align="start" style:justify-single-word="false" fo:text-indent="0cm" style:auto-text-indent="false" fo:background-color="#ffff66">
        <style:background-image/>
      </style:paragraph-properties>
      <style:text-properties fo:color="#000000" style:font-name="Courier 10 Pitch" fo:font-size="10pt" officeooo:rsid="002a8e4e" officeooo:paragraph-rsid="002a8e4e" fo:background-color="transparent" style:font-size-asian="8.75pt" style:font-size-complex="10pt"/>
    </style:style>
    <style:style style:name="P55" style:family="paragraph" style:parent-style-name="Standard">
      <style:paragraph-properties fo:margin-left="-1.251cm" fo:margin-right="0cm" fo:text-indent="0cm" style:auto-text-indent="false"/>
      <style:text-properties style:font-name="Courier 10 Pitch" fo:font-size="10pt" officeooo:rsid="00139220" officeooo:paragraph-rsid="00139220" style:font-size-asian="8.75pt" style:font-size-complex="10pt"/>
    </style:style>
    <style:style style:name="P56" style:family="paragraph" style:parent-style-name="Standard">
      <style:paragraph-properties fo:margin-left="-1.251cm" fo:margin-right="0cm" fo:text-indent="0cm" style:auto-text-indent="false" fo:break-before="page"/>
      <style:text-properties style:font-name="Courier 10 Pitch" fo:font-size="10pt" officeooo:rsid="00139220" officeooo:paragraph-rsid="00139220" style:font-size-asian="8.75pt" style:font-size-complex="10pt"/>
    </style:style>
    <style:style style:name="P57" style:family="paragraph" style:parent-style-name="Standard">
      <style:paragraph-properties fo:background-color="transparent">
        <style:background-image/>
      </style:paragraph-properties>
      <style:text-properties officeooo:paragraph-rsid="000fd512"/>
    </style:style>
    <style:style style:name="P58" style:family="paragraph" style:parent-style-name="Standard">
      <style:paragraph-properties fo:background-color="transparent">
        <style:background-image/>
      </style:paragraph-properties>
      <style:text-properties style:font-name="Courier 10 Pitch" fo:font-size="10pt" officeooo:rsid="000fd512" officeooo:paragraph-rsid="000fd512" style:font-size-asian="8.75pt" style:font-size-complex="10pt"/>
    </style:style>
    <style:style style:name="P59" style:family="paragraph" style:parent-style-name="Standard">
      <style:paragraph-properties fo:background-color="#ffff66">
        <style:background-image/>
      </style:paragraph-properties>
      <style:text-properties style:font-name="Courier 10 Pitch" fo:font-size="10pt" officeooo:rsid="000fd512" officeooo:paragraph-rsid="000fd512" fo:background-color="transparent" style:font-size-asian="8.75pt" style:font-size-complex="10pt"/>
    </style:style>
    <style:style style:name="P60" style:family="paragraph" style:parent-style-name="Standard">
      <style:paragraph-properties fo:background-color="#ffff66">
        <style:background-image/>
      </style:paragraph-properties>
      <style:text-properties style:font-name="Courier 10 Pitch" fo:font-size="10pt" officeooo:rsid="001d7ae8" officeooo:paragraph-rsid="001d7ae8" fo:background-color="transparent" style:font-size-asian="8.75pt" style:font-size-complex="10pt"/>
    </style:style>
    <style:style style:name="P61" style:family="paragraph" style:parent-style-name="Standard">
      <style:paragraph-properties fo:background-color="#ffff66">
        <style:background-image/>
      </style:paragraph-properties>
      <style:text-properties style:font-name="Courier 10 Pitch" fo:font-size="10pt" officeooo:rsid="00426466" officeooo:paragraph-rsid="00426466" fo:background-color="transparent" style:font-size-asian="8.75pt" style:font-size-complex="10pt"/>
    </style:style>
    <style:style style:name="P62" style:family="paragraph" style:parent-style-name="Standard">
      <style:text-properties style:font-name="Courier 10 Pitch" fo:font-size="10pt" officeooo:rsid="00426466" officeooo:paragraph-rsid="00426466" style:font-size-asian="8.75pt" style:font-size-complex="10pt"/>
    </style:style>
    <style:style style:name="P63" style:family="paragraph" style:parent-style-name="Standard">
      <style:text-properties style:font-name="Courier 10 Pitch" fo:font-size="10pt" officeooo:rsid="000fd512" officeooo:paragraph-rsid="000fd512" style:font-size-asian="8.75pt" style:font-size-complex="10pt"/>
    </style:style>
    <style:style style:name="T1" style:family="text">
      <style:text-properties officeooo:rsid="00107b1a"/>
    </style:style>
    <style:style style:name="T2" style:family="text">
      <style:text-properties officeooo:rsid="00107d3f"/>
    </style:style>
    <style:style style:name="T3" style:family="text">
      <style:text-properties officeooo:rsid="0011b957"/>
    </style:style>
    <style:style style:name="T4" style:family="text">
      <style:text-properties officeooo:rsid="0011c0eb"/>
    </style:style>
    <style:style style:name="T5" style:family="text">
      <style:text-properties officeooo:rsid="00156f2e"/>
    </style:style>
    <style:style style:name="T6" style:family="text">
      <style:text-properties officeooo:rsid="0016a677"/>
    </style:style>
    <style:style style:name="T7" style:family="text">
      <style:text-properties officeooo:rsid="00182f28"/>
    </style:style>
    <style:style style:name="T8" style:family="text">
      <style:text-properties officeooo:rsid="00190af5"/>
    </style:style>
    <style:style style:name="T9" style:family="text">
      <style:text-properties officeooo:rsid="001e769c"/>
    </style:style>
    <style:style style:name="T10" style:family="text">
      <style:text-properties officeooo:rsid="0020575f"/>
    </style:style>
    <style:style style:name="T11" style:family="text">
      <style:text-properties officeooo:rsid="00254ee4"/>
    </style:style>
    <style:style style:name="T12" style:family="text">
      <style:text-properties officeooo:rsid="00268fcd"/>
    </style:style>
    <style:style style:name="T13" style:family="text">
      <style:text-properties officeooo:rsid="0027343d"/>
    </style:style>
    <style:style style:name="T14" style:family="text">
      <style:text-properties officeooo:rsid="0028c637"/>
    </style:style>
    <style:style style:name="T15" style:family="text">
      <style:text-properties officeooo:rsid="002c5afb"/>
    </style:style>
    <style:style style:name="T16" style:family="text">
      <style:text-properties style:font-name="Courier 10 Pitch" fo:font-size="10pt" officeooo:rsid="000fd512" style:font-size-asian="8.75pt" style:font-size-complex="10pt"/>
    </style:style>
    <style:style style:name="T17" style:family="text">
      <style:text-properties style:font-name="Courier 10 Pitch" fo:font-size="10pt" officeooo:rsid="00107b1a" style:font-size-asian="8.75pt" style:font-size-complex="10pt"/>
    </style:style>
    <style:style style:name="T18" style:family="text">
      <style:text-properties style:font-name="Courier 10 Pitch" fo:font-size="10pt" officeooo:rsid="00190af5" fo:background-color="transparent" loext:char-shading-value="0" style:font-size-asian="8.75pt" style:font-size-complex="10pt"/>
    </style:style>
    <style:style style:name="T19" style:family="text">
      <style:text-properties officeooo:rsid="002dffce"/>
    </style:style>
    <style:style style:name="T20" style:family="text">
      <style:text-properties officeooo:rsid="0030e6fd"/>
    </style:style>
    <style:style style:name="T21" style:family="text">
      <style:text-properties officeooo:rsid="00323169"/>
    </style:style>
    <style:style style:name="T22" style:family="text">
      <style:text-properties officeooo:rsid="00338589"/>
    </style:style>
    <style:style style:name="T23" style:family="text">
      <style:text-properties officeooo:rsid="00342468"/>
    </style:style>
    <style:style style:name="T24" style:family="text">
      <style:text-properties officeooo:rsid="00344599"/>
    </style:style>
    <style:style style:name="T25" style:family="text">
      <style:text-properties officeooo:rsid="003468fd"/>
    </style:style>
    <style:style style:name="T26" style:family="text">
      <style:text-properties officeooo:rsid="00360f09"/>
    </style:style>
    <style:style style:name="T27" style:family="text">
      <style:text-properties officeooo:rsid="003748b2"/>
    </style:style>
    <style:style style:name="T28" style:family="text">
      <style:text-properties officeooo:rsid="003784f8"/>
    </style:style>
    <style:style style:name="T29" style:family="text">
      <style:text-properties officeooo:rsid="0038871f"/>
    </style:style>
    <style:style style:name="T30" style:family="text">
      <style:text-properties officeooo:rsid="003a0e86"/>
    </style:style>
    <style:style style:name="T31" style:family="text">
      <style:text-properties officeooo:rsid="003ddbb1"/>
    </style:style>
    <style:style style:name="T32" style:family="text">
      <style:text-properties officeooo:rsid="00421ed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Beste Freunde</text:p>
      <text:p text:style-name="P6">*************</text:p>
      <text:p text:style-name="P6">[KAPU III]</text:p>
      <text:p text:style-name="P1"/>
      <text:p text:style-name="P1">Am</text:p>
      <text:p text:style-name="P1">Ihr Haar so schön</text:p>
      <text:p text:style-name="P1">E</text:p>
      <text:p text:style-name="P1">Die Zähne weiß</text:p>
      <text:p text:style-name="P1">F <text:s text:c="23"/>G</text:p>
      <text:p text:style-name="P1">Ihre Augen strahlen mich an</text:p>
      <text:p text:style-name="P1"/>
      <text:p text:style-name="P1">Am</text:p>
      <text:p text:style-name="P58">Die Beine lang</text:p>
      <text:p text:style-name="P59">E</text:p>
      <text:p text:style-name="P60">Sie flirtet frech</text:p>
      <text:p text:style-name="P59"><text:s text:c="9"/>F <text:s text:c="13"/>G7</text:p>
      <text:p text:style-name="P61">Ohja sie hat es mir angetan</text:p>
      <text:p text:style-name="P58"/>
      <text:p text:style-name="P1">- Und genau darin liegt das Problem -</text:p>
      <text:p text:style-name="P1"/>
      <text:p text:style-name="P1">Dm <text:s text:c="20"/>G <text:s text:c="16"/>E <text:s text:c="18"/>Am <text:s text:c="6"/></text:p>
      <text:p text:style-name="P1">Ach leck mich doch die Welt am Arsch ich halt das nicht mehr aus.</text:p>
      <text:p text:style-name="P3">Em <text:s text:c="29"/>Am <text:s text:c="17"/>F <text:s text:c="14"/>C</text:p>
      <text:p text:style-name="P5">Mein Herz fühlt sich an wie ein Tischtennisball und mir fallen die Haare aus</text:p>
      <text:p text:style-name="P1"/>
      <text:p text:style-name="P1">Ich krieg das nicht in meinen Kopf, <text:span text:style-name="T3">es geht auf Ewigkeit</text:span> hin und her.</text:p>
      <text:p text:style-name="P1"><text:span text:style-name="T3">Heißkalt im Wechsel, abgeschreckt wie ein Ei</text:span>, <text:span text:style-name="T4">doch </text:span>ich will das jetzt nicht mehr!</text:p>
      <text:p text:style-name="P1"/>
      <text:p text:style-name="P4">E</text:p>
      <text:p text:style-name="P4"/>
      <text:p text:style-name="P3"><text:s text:c="9"/>C <text:s text:c="8"/>Dm <text:s text:c="11"/>G</text:p>
      <text:p text:style-name="P1">Ich will niemanden Boshaftigkeit un<text:span text:style-name="T3">t</text:span>erstellen</text:p>
      <text:p text:style-name="P1">Ich bin mir sicher, man will mich <text:span text:style-name="T5">nicht </text:span>nur quälen...</text:p>
      <text:p text:style-name="P1"/>
      <text:p text:style-name="P3">Am <text:s text:c="23"/>E</text:p>
      <text:p text:style-name="P1"><text:span text:style-name="T7">Und</text:span> verarschen kann mich allein.</text:p>
      <text:p text:style-name="P3"><text:s text:c="27"/>Am <text:s text:c="13"/>E</text:p>
      <text:p text:style-name="P1"><text:span text:style-name="T3">Und ich kann auch sehr gut auf mich wütend sein</text:span>.</text:p>
      <text:p text:style-name="P3">Am <text:s text:c="19"/>E <text:s text:c="22"/>F <text:s text:c="21"/>G</text:p>
      <text:p text:style-name="P58">Manchmal denk ich mir Geschichten aus, <text:span text:style-name="T3">die </text:span>so traurig <text:span text:style-name="T3">sind, </text:span>dass ich wein</text:p>
      <text:p text:style-name="P57"><text:span text:style-name="T16"><text:s text:c="4"/></text:span><text:span text:style-name="T17">Am <text:s text:c="27"/>E <text:s text:c="8"/>F <text:s text:c="8"/></text:span><text:span text:style-name="T18">C</text:span></text:p>
      <text:p text:style-name="P58">Ja, verarschen kann ich <text:span text:style-name="T1">grad noch</text:span> allein... <text:span text:style-name="T2">Allein... Allein</text:span></text:p>
      <text:p text:style-name="P8"/>
      <text:p text:style-name="P8">Ich kann nicht in die Zukunft sehen doch eines, das weiß ich genau</text:p>
      <text:p text:style-name="P8">Das kann kein gutes Ende nehmen, ich werd daraus nicht schlau</text:p>
      <text:p text:style-name="P1"/>
      <text:p text:style-name="P62">Falls du dich mal in ferner Zeit auf einmal entscheiden solltest</text:p>
      <text:p text:style-name="P62">Dann muss ich dich links liegen lassen: mit dir hat man nur Stress</text:p>
      <text:p text:style-name="P62"/>
      <text:p text:style-name="P2">Ich will <text:span text:style-name="T8">ihr keine</text:span> Boshaftigkeit un<text:span text:style-name="T3">t</text:span>erstellen</text:p>
      <text:p text:style-name="P2">Ich bin mir sicher, <text:span text:style-name="T6">sie wollte mich nicht nur</text:span> quälen...</text:p>
      <text:p text:style-name="P2"/>
      <text:p text:style-name="P2"><text:span text:style-name="T8">Und</text:span> verarschen kann mich allein.</text:p>
      <text:p text:style-name="P2"><text:span text:style-name="T3">Und ich kann auch sehr gut auf mich wütend sein</text:span>.</text:p>
      <text:p text:style-name="P2">Manchmal denk ich mir Geschichten aus, <text:span text:style-name="T3">die </text:span>so traurig <text:span text:style-name="T3">sind, </text:span>dass ich wein</text:p>
      <text:p text:style-name="P2">Ja, verarschen kann ich <text:span text:style-name="T1">grad noch</text:span> allein... <text:span text:style-name="T2">Allein... Allein</text:span></text:p>
      <text:p text:style-name="P2"/>
      <text:p text:style-name="P6">C<text:span text:style-name="T19">maj7</text:span></text:p>
      <text:p text:style-name="P6">Allein</text:p>
      <text:p text:style-name="P6"><text:soft-page-break/></text:p>
      <text:p text:style-name="P9">alter Text</text:p>
      <text:p text:style-name="P9"/>
      <text:p text:style-name="P10">Ihre Hand auf meinem Schenkel und ich streich<text:span text:style-name="T6">l</text:span>e ihr Haar und sie flüstert mir <text:s/>Schweinerein ins Ohr</text:p>
      <text:p text:style-name="P10">Dann sag ich dich dass ich <text:span text:style-name="T6">sie</text:span> mag ja und dann läuft <text:span text:style-name="T6">sie davon</text:span> und ich fühl mich vollkommen verlorn</text:p>
      <text:p text:style-name="P9"/>
      <text:p text:style-name="P11">Dann treffen wir uns mit Freunden, <text:span text:style-name="T6">sie</text:span> <text:span text:style-name="T5">lächelt</text:span> mich an, <text:span text:style-name="T5">doch prahlt vor allen</text:span>, es war nur ein Scherz</text:p>
      <text:p text:style-name="P11"><text:span text:style-name="T6">Ihre</text:span> Motivation werd ich niemals verstehn, doch <text:span text:style-name="T6">sie</text:span> soll wissen, <text:span text:style-name="T6">sie</text:span> brach mir mein Herz...</text:p>
      <text:p text:style-name="P11"/>
      <text:p text:style-name="P49">Radikal Schlecht </text:p>
      <text:p text:style-name="P13">**************** </text:p>
      <text:p text:style-name="P13"/>
      <text:p text:style-name="P13">/* TEIL 1 */ </text:p>
      <text:p text:style-name="P13">h <text:s text:c="17"/>f# <text:s text:c="12"/>A </text:p>
      <text:p text:style-name="P13">Der Regen prasselt hart auf mich herab... </text:p>
      <text:p text:style-name="P13">e <text:s text:c="16"/>D <text:s text:c="15"/>h <text:s text:c="16"/>D </text:p>
      <text:p text:style-name="P13">Nasskalt frierend fahr ich mit dem Fahrrad durch die Stadt. </text:p>
      <text:p text:style-name="P13"/>
      <text:p text:style-name="P13">Heut ist <text:span text:style-name="T14">so ein</text:span> graue<text:span text:style-name="T14">r</text:span> Tag, heut läuft alles verkehrt </text:p>
      <text:p text:style-name="P13">Vor mir baut sich ein Stoppschild auf, der Radweg ist gesperrt </text:p>
      <text:p text:style-name="P13"/>
      <text:p text:style-name="P52">G <text:s text:c="44"/><text:span text:style-name="T11">e</text:span></text:p>
      <text:p text:style-name="P52">Schnell fahr ich auf den Fussweg denn auf die Automassen hab ich keine Lust </text:p>
      <text:p text:style-name="P52">A <text:s text:c="47"/>D </text:p>
      <text:p text:style-name="P52">Der Gefahren die dort lauern, war ich mir leider damals nicht bewusst. </text:p>
      <text:p text:style-name="P13"/>
      <text:p text:style-name="P13">f# </text:p>
      <text:p text:style-name="P13">Ich weiß dass es grundböse Menschen gibt </text:p>
      <text:p text:style-name="P13">h </text:p>
      <text:p text:style-name="P13">auch wenn mir der Gedanke daran nicht gefällt </text:p>
      <text:p text:style-name="P13">e </text:p>
      <text:p text:style-name="P13">Doch auf dieses verabscheuungswürdige Übel </text:p>
      <text:p text:style-name="P13">G </text:p>
      <text:p text:style-name="P13">war ich einfach nicht eingestellt </text:p>
      <text:p text:style-name="P13"/>
      <text:p text:style-name="P13">/* Zwischenspiel */ </text:p>
      <text:p text:style-name="P13">A - f# - G - e </text:p>
      <text:p text:style-name="P13"/>
      <text:p text:style-name="P13">/* TEIL 2 */ </text:p>
      <text:p text:style-name="P16">Fröstelnd vor Kälte fahre ich <text:span text:style-name="T11">also </text:span>an der Absperrung <text:span text:style-name="T11">entlang</text:span></text:p>
      <text:p text:style-name="P17">Doch plötzlich hält mich ein Mann auf und zerrt mich von meinem Rad hinab</text:p>
      <text:p text:style-name="P13"/>
      <text:p text:style-name="P53">Sein schwarzes Herz, es badet im Hass, während er mich genüsslich quält</text:p>
      <text:p text:style-name="P17">hinter einer höflichen Maske versteckt, erklärt er will mein Geld</text:p>
      <text:p text:style-name="P14"/>
      <text:p text:style-name="P17"><text:span text:style-name="T12">Wie kann es passieren dass ein Mensch</text:span> <text:span text:style-name="T12">halb verottet und angeschimmelt ist</text:span></text:p>
      <text:p text:style-name="P18">Von Innen heraus von Würmen zernagt, ist es der Hass seine Seele zerfrisst?</text:p>
      <text:p text:style-name="P14"/>
      <text:p text:style-name="P18">Ich weiß dass es grundböse Menschen gibt</text:p>
      <text:p text:style-name="P18">die andere gern peinigen</text:p>
      <text:p text:style-name="P18">ohne eine schlechtes Gewissen</text:p>
      <text:p text:style-name="P18">innerlich schmunzelnd</text:p>
      <text:p text:style-name="P18"/>
      <text:p text:style-name="P13">/* Zwischenspiel */ </text:p>
      <text:p text:style-name="P13">A - f# - G - e </text:p>
      <text:p text:style-name="P13"/>
      <text:p text:style-name="P13">/* <text:span text:style-name="T15">Bridge</text:span> */ </text:p>
      <text:p text:style-name="P13">E - C im Wechsel </text:p>
      <text:p text:style-name="P13">Leidenschaftlich Böse </text:p>
      <text:p text:style-name="P13">In Uniform getarnt </text:p>
      <text:p text:style-name="P13">Gewissenlos und radikal schlecht </text:p>
      <text:p text:style-name="P13">sagt nicht ich hab euch nicht gewarnt! </text:p>
      <text:p text:style-name="P13">Ich habe das schonmal gesehen </text:p>
      <text:p text:style-name="P13">vor ca 80 Jahrn </text:p>
      <text:p text:style-name="P13">Nur war<text:span text:style-name="T13">n das Logo damals zwei Blitze</text:span></text:p>
      <text:p text:style-name="P13">und <text:span text:style-name="T13">der Führer </text:span>hieß nicht Angela! </text:p>
      <text:p text:style-name="P13"/>
      <text:p text:style-name="P13">/* Zwischenspiel */ </text:p>
      <text:p text:style-name="P13">A - f# - G - e</text:p>
      <text:p text:style-name="P13"><text:soft-page-break/></text:p>
      <text:p text:style-name="P13"># TEIL 3 </text:p>
      <text:p text:style-name="P20">G</text:p>
      <text:p text:style-name="P13">Und dann muss ich an dich denken. </text:p>
      <text:p text:style-name="P20">e</text:p>
      <text:p text:style-name="P19">Und dass du nun einer von ihnen bist.</text:p>
      <text:p text:style-name="P20">A</text:p>
      <text:p text:style-name="P19">Ich hätte deine Seele retten können,</text:p>
      <text:p text:style-name="P21">D</text:p>
      <text:p text:style-name="P19">Doch ich wusste nicht wie ernst es ist</text:p>
      <text:p text:style-name="P19"/>
      <text:p text:style-name="P20">f#</text:p>
      <text:p text:style-name="P19">Natürlich hab ich gemerkt</text:p>
      <text:p text:style-name="P20">h</text:p>
      <text:p text:style-name="P19">Dass auch du gemein sein kannst</text:p>
      <text:p text:style-name="P20">e</text:p>
      <text:p text:style-name="P19">Doch ich habs ignoriert und abgetan</text:p>
      <text:p text:style-name="P20">G</text:p>
      <text:p text:style-name="P19">als jugendlichen Wahn!</text:p>
      <text:p text:style-name="P19"/>
      <text:p text:style-name="P15">/* Zwischenspiel */ </text:p>
      <text:p text:style-name="P15">A - f# - G - e</text:p>
      <text:p text:style-name="P19"/>
      <text:p text:style-name="P20">G</text:p>
      <text:p text:style-name="P20">Doch sie haben zugeschlagen</text:p>
      <text:p text:style-name="P20">e</text:p>
      <text:p text:style-name="P20">Du hast den Köder geschluckt</text:p>
      <text:p text:style-name="P20">A</text:p>
      <text:p text:style-name="P20">Vielleicht hats Anfangs weh getan,</text:p>
      <text:p text:style-name="P21">D</text:p>
      <text:p text:style-name="P20">doch du hast nicht einmal gezuckt</text:p>
      <text:p text:style-name="P20"/>
      <text:p text:style-name="P20">Du wolltest diese Uniform!</text:p>
      <text:p text:style-name="P20">Du wolltest diese Macht!</text:p>
      <text:p text:style-name="P20">Du wolltest auch so werden!</text:p>
      <text:p text:style-name="P20">Und jetzt hast du es geschafft</text:p>
      <text:p text:style-name="P15"/>
      <text:p text:style-name="P20">f#</text:p>
      <text:p text:style-name="P20">Ich weiß dass es grundböse Menschen gibt</text:p>
      <text:p text:style-name="P20">h</text:p>
      <text:p text:style-name="P20">und jetzt gehörst du auch dazu</text:p>
      <text:p text:style-name="P54">e</text:p>
      <text:p text:style-name="P54">Du hast deine Menschlichkeit aufgegeben</text:p>
      <text:p text:style-name="P54">G</text:p>
      <text:p text:style-name="P54">Ich habe dich nicht retten können</text:p>
      <text:p text:style-name="P12"/>
      <text:p text:style-name="P15">/* Zwischenspiel */ </text:p>
      <text:p text:style-name="P15">A - f# - G - e </text:p>
      <text:p text:style-name="P15"/>
      <text:p text:style-name="P15"/>
      <text:p text:style-name="P22"/>
      <text:p text:style-name="P55"/>
      <text:p text:style-name="P55"/>
      <text:p text:style-name="P56"><text:tab/><text:span text:style-name="T20">Traingirl</text:span></text:p>
      <text:p text:style-name="P55"><text:tab/>*********</text:p>
      <text:p text:style-name="P26"/>
      <text:p text:style-name="P25">Ich hab dich</text:p>
      <text:p text:style-name="P24">G</text:p>
      <text:p text:style-name="P24">kenngelernt im Zug um Sechs nach Vier</text:p>
      <text:p text:style-name="P24">G</text:p>
      <text:p text:style-name="P24">Baby, ja, mein Kopf hast du mir</text:p>
      <text:p text:style-name="P24">F <text:s text:c="4"/>C <text:s text:c="6"/>G</text:p>
      <text:p text:style-name="P24">ordentlich verdreht</text:p>
      <text:p text:style-name="P28">G</text:p>
      <text:p text:style-name="P24">Strumpfhose, Stulpen und nen sexy Schal,</text:p>
      <text:p text:style-name="P28">G</text:p>
      <text:p text:style-name="P24">Äußerlichkeiten sind mir normal egal,</text:p>
      <text:p text:style-name="P27"><text:s text:c="5"/>F <text:s text:c="4"/>C <text:s text:c="5"/>G</text:p>
      <text:p text:style-name="P23">Doch alles ist zu spät</text:p>
      <text:p text:style-name="P23"/>
      <text:p text:style-name="P23">e <text:s text:c="8"/>d <text:s text:c="7"/>C</text:p>
      <text:p text:style-name="P27">Denn mein Herz ist deins!</text:p>
      <text:p text:style-name="P23">F <text:s text:c="6"/><text:span text:style-name="T21">G <text:s text:c="8"/>C</text:span></text:p>
      <text:p text:style-name="P27">Mädchen vom Gleis eins!</text:p>
      <text:p text:style-name="P27"/>
      <text:p text:style-name="P27"/>
      <text:p text:style-name="P27">Du saßt am Fenster und last ein Buch</text:p>
      <text:p text:style-name="P29">Und <text:span text:style-name="T23">direkt</text:span> <text:span text:style-name="T23">war</text:span> ich der Versuch- </text:p>
      <text:p text:style-name="P27">ung_schon erle – gen</text:p>
      <text:p text:style-name="P27">Als der Schaffner kam und Fahrkahrten checkt</text:p>
      <text:p text:style-name="P27">Hast du kurz deinen Hals rübergereckt</text:p>
      <text:p text:style-name="P27">und mich ange – sehn</text:p>
      <text:p text:style-name="P27"/>
      <text:p text:style-name="P27">Du magst mich auch so scheints,</text:p>
      <text:p text:style-name="P27">Mädchen vom Gleis eins</text:p>
      <text:p text:style-name="P27"/>
      <text:p text:style-name="P27"/>
      <text:p text:style-name="P30">Also hab ich mich nicht verkrochen</text:p>
      <text:p text:style-name="P30">Und dich sofort angesprochen</text:p>
      <text:p text:style-name="P30">Mit meinem besten Spruch</text:p>
      <text:p text:style-name="P31">Sofort bist du auf mich geflogen</text:p>
      <text:p text:style-name="P31">ehrlich, Alter, ungelogen</text:p>
      <text:p text:style-name="P30">Auch du hast mich_ge - sucht</text:p>
      <text:p text:style-name="P27"/>
      <text:p text:style-name="P30">Ab jetzt bist du meins</text:p>
      <text:p text:style-name="P30">Mädchen vom Gleis eins</text:p>
      <text:p text:style-name="P27"/>
      <text:p text:style-name="P30">[Strophe wi<text:span text:style-name="T23">e</text:span>derholen]</text:p>
      <text:p text:style-name="P27"/>
      <text:p text:style-name="P30">Ich akzeptiere keine Neins - <text:span text:style-name="T24">Mädchen vom Gleis eins</text:span></text:p>
      <text:p text:style-name="P32">Das Glück uns immer lacht<text:span text:style-name="T22"> - </text:span>Mädchen vom Gleis eins</text:p>
      <text:p text:style-name="P32">Bei dir bin ich hängengeblieben<text:span text:style-name="T22"> - </text:span>Mädchen vom Gleis eins</text:p>
      <text:p text:style-name="P32">Wir haben den ganzen Tag nur Fünf<text:span text:style-name="T22"> - </text:span>Mädchen vom Gleis vier</text:p>
      <text:p text:style-name="P32">Es gibt nur noch uns zwei – Mädchen vom Gleis eins</text:p>
      <text:p text:style-name="P27"/>
      <text:p text:style-name="P31"><text:s text:c="4"/>e <text:s text:c="14"/>a <text:s text:c="8"/>D</text:p>
      <text:p text:style-name="P30">Unantastbar ist die Würde des Schweins</text:p>
      <text:p text:style-name="P30">Mädchen vom Gleis eins</text:p>
      <text:p text:style-name="P30"><text:s text:c="4"/><text:span text:style-name="T23">E <text:s text:c="10"/>A <text:s text:c="9"/>D</text:span></text:p>
      <text:p text:style-name="P30">Das waren <text:span text:style-name="T23">jetzt </text:span>alle meine Rhymes</text:p>
      <text:p text:style-name="P31">F <text:s text:c="6"/>G <text:s text:c="8"/>x2 – F <text:s text:c="16"/>G <text:s text:c="6"/>- C</text:p>
      <text:p text:style-name="P30"><text:span text:style-name="T23">Mädchen vom Gleis x2 – M</text:span>ädchen vom Gleis eins <text:s text:c="3"/>- <text:span text:style-name="T23">[Ende]</text:span></text:p>
      <text:p text:style-name="P50">Dult / Leben</text:p>
      <text:p text:style-name="P38">************</text:p>
      <text:p text:style-name="P38"/>
      <text:p text:style-name="P44">d</text:p>
      <text:p text:style-name="P36">Die Geschwindigkeit presst uns fest aneinander</text:p>
      <text:p text:style-name="P44">a</text:p>
      <text:p text:style-name="P33">Egal wohin <text:span text:style-name="T26">wir</text:span> <text:span text:style-name="T26">sehen</text:span>, nur blitzendes Licht</text:p>
      <text:p text:style-name="P44">C</text:p>
      <text:p text:style-name="P36">Wir sitzen in der Krake und halten unsere Hände</text:p>
      <text:p text:style-name="P44">e</text:p>
      <text:p text:style-name="P33">Die Welt <text:span text:style-name="T26">dort draussen </text:span>ist undurchsichtig</text:p>
      <text:p text:style-name="P36"/>
      <text:p text:style-name="P39">Bitte halte mein Hand im Spiegelkabinett</text:p>
      <text:p text:style-name="P39">Denn ich renn mit jedem Schritt nur gegen Mauern</text:p>
      <text:p text:style-name="P39"><text:span text:style-name="T28">Ich sag: </text:span>Jeder Schritt ist falsch, wir kommen nicht weg</text:p>
      <text:p text:style-name="P42">Du sagst: Der Weg ist das Ziel, es zu erreichen kann dauern</text:p>
      <text:p text:style-name="P46">Also</text:p>
      <text:p text:style-name="P45">d <text:s text:c="17"/>G <text:s text:c="11"/>C</text:p>
      <text:p text:style-name="P38">Was bleibt noch zu tun, als <text:span text:style-name="T29">uns treiben zu lassen</text:span>?</text:p>
      <text:p text:style-name="P45">a F G</text:p>
      <text:p text:style-name="P34"/>
      <text:p text:style-name="P37">Dann im Top Spin, schon wieder fühlen wir uns verloren</text:p>
      <text:p text:style-name="P37">Ein seltsamer<text:span text:style-name="T25"> Nebel versperrt </text:span>uns<text:span text:style-name="T25"> die Sicht</text:span></text:p>
      <text:p text:style-name="P37">Im Stuhl festgekettet für Pseudo-Gefahren</text:p>
      <text:p text:style-name="P37">Flucht <text:span text:style-name="T27">ist der</text:span> Tod, <text:span text:style-name="T27">Rettung gibt’s nicht</text:span></text:p>
      <text:p text:style-name="P37"/>
      <text:p text:style-name="P41">Und auch du bittest mich deine Hände zu halten</text:p>
      <text:p text:style-name="P41">In der Geisterbahn darf man sich nicht ins Dunkel kauern</text:p>
      <text:p text:style-name="P41">Lass die Angst in dein Herz doch lasse dich von ihr nicht hindern</text:p>
      <text:p text:style-name="P41">Die Welt ist voll Gefahren, die überall lauern</text:p>
      <text:p text:style-name="P46">Also</text:p>
      <text:p text:style-name="P45">d <text:s text:c="17"/>G <text:s text:c="11"/>C</text:p>
      <text:p text:style-name="P40">Was bleibt noch zu tun, als <text:span text:style-name="T29">uns treiben zu lassen</text:span>?</text:p>
      <text:p text:style-name="P45">a F G</text:p>
      <text:p text:style-name="P35"/>
      <text:p text:style-name="P39">Was bleibt noch zu tun, als <text:span text:style-name="T29">uns treiben zu lassen</text:span>?</text:p>
      <text:p text:style-name="P38">Soviele Wege, welchen soll ich nehmen?</text:p>
      <text:p text:style-name="P38"/>
      <text:p text:style-name="P39">Was bleibt noch zu tun, als <text:span text:style-name="T29">uns treiben zu lassen</text:span>?</text:p>
      <text:p text:style-name="P39"><text:span text:style-name="T29">Einfach nichts zu tun, </text:span>sich dem Schicksal zu ergeben...</text:p>
      <text:p text:style-name="P38"/>
      <text:p text:style-name="P39">Was bleibt noch zu tun, als <text:span text:style-name="T29">uns treiben zu lassen</text:span>?</text:p>
      <text:p text:style-name="P38">Wir haben doch uns, ist das nicht genug?</text:p>
      <text:p text:style-name="P38"/>
      <text:p text:style-name="P45">F <text:s text:c="15"/>G <text:s text:c="10"/>C</text:p>
      <text:p text:style-name="P38">Also Scheiss auf Libertatia, <text:span text:style-name="T30">Trink mit mir</text:span> ein Bier!</text:p>
      <text:p text:style-name="P41">Es hilft immer zu wissen, Wir sind nicht alleine hier</text:p>
      <text:p text:style-name="P43">Lasse dich treiben, ergreif jede Chance</text:p>
      <text:p text:style-name="P45"><text:span text:style-name="T31">a <text:s text:c="16"/></text:span>h</text:p>
      <text:p text:style-name="P43">das Meer ist zwar stürmisch, d<text:span text:style-name="T29">och</text:span></text:p>
      <text:p text:style-name="P45">f# f </text:p>
      <text:p text:style-name="P45"/>
      <text:p text:style-name="P51">The very last sad song</text:p>
      <text:p text:style-name="P47">**********************</text:p>
      <text:p text:style-name="P47"/>
      <text:p text:style-name="P47">F G C a</text:p>
      <text:p text:style-name="P47">Denk an die Kinder under der Brücke</text:p>
      <text:p text:style-name="P47">Am prasselnden Feuer, ich bin entzückt, äh,</text:p>
      <text:p text:style-name="P47">Wenn du nicht mal ein Lebensentwurf ist</text:p>
      <text:p text:style-name="P48">C <text:s text:c="11"/>F</text:p>
      <text:p text:style-name="P48">Der die Zeit überdauert</text:p>
      <text:p text:style-name="P47"><text:s text:c="8"/>e <text:s text:c="15"/><text:span text:style-name="T32">a</text:span></text:p>
      <text:p text:style-name="P47">Während unsereins vor Prosieben sitzt und</text:p>
      <text:p text:style-name="P48"><text:s text:c="9"/>G</text:p>
      <text:p text:style-name="P47">heimlich trauert</text:p>
      <text:p text:style-name="P47"/>
      <text:p text:style-name="P48">F G C a</text:p>
      <text:p text:style-name="P47">Denk an die Manager in Toppositionen</text:p>
      <text:p text:style-name="P47">Denk zurück an die Uni und die Kommilitonen</text:p>
      <text:p text:style-name="P47">Denk an Abende im grünen Gras</text:p>
      <text:p text:style-name="P47">Früher am See, ach was hatten wir Spaß</text:p>
      <text:p text:style-name="P47"/>
      <text:p text:style-name="P47">e</text:p>
      <text:p text:style-name="P47">Doch heut ist alles grau,</text:p>
      <text:p text:style-name="P47">wenn ich aufs Wasser schau,</text:p>
      <text:p text:style-name="P47">a</text:p>
      <text:p text:style-name="P47">schwimmt dort nur noch Schaum,</text:p>
      <text:p text:style-name="P47">die Fische sind Tot,</text:p>
      <text:p text:style-name="P48">h</text:p>
      <text:p text:style-name="P47">ich werd nicht mehr rot,</text:p>
      <text:p text:style-name="P47"><text:s text:c="21"/><text:span text:style-name="T32">f#</text:span></text:p>
      <text:p text:style-name="P47">kann mich nicht mehr verlieben</text:p>
      <text:p text:style-name="P47"><text:s text:c="21"/><text:span text:style-name="T32">e</text:span></text:p>
      <text:p text:style-name="P47">Kann mich nicht mehr verlieben</text:p>
      <text:p text:style-name="P47"><text:s text:c="27"/><text:span text:style-name="T32">a7</text:span></text:p>
      <text:p text:style-name="P47">Wer ist der Mensch dort im Spiegel</text:p>
      <text:p text:style-name="P47"><text:s text:c="21"/><text:span text:style-name="T32">e</text:span></text:p>
      <text:p text:style-name="P47">Kann mich nicht mehr erkennen</text:p>
      <text:p text:style-name="P47"><text:s text:c="16"/><text:span text:style-name="T32">a7</text:span></text:p>
      <text:p text:style-name="P47">Möchte nur noch wegrennen</text:p>
      <text:p text:style-name="P47">D</text:p>
      <text:p text:style-name="P47">Doch bring den Mut nicht auf...</text:p>
      <text:p text:style-name="P48">d</text:p>
      <text:p text:style-name="P48">G7</text:p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0T13:05:24.095906544</meta:creation-date>
    <dc:date>2014-12-30T16:12:54.881224509</dc:date>
    <meta:editing-duration>P2DT7H11M27S</meta:editing-duration>
    <meta:editing-cycles>15</meta:editing-cycles>
    <meta:generator>LibreOffice/4.2.7.2$Linux_X86_64 LibreOffice_project/420m0$Build-2</meta:generator>
    <meta:document-statistic meta:table-count="0" meta:image-count="0" meta:object-count="0" meta:page-count="7" meta:paragraph-count="270" meta:word-count="1432" meta:character-count="8325" meta:non-whitespace-character-count="6193"/>
  </office:meta>
</office:document-meta>
</file>